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17df" officeooo:paragraph-rsid="000817df"/>
    </style:style>
    <style:style style:name="P2" style:family="paragraph" style:parent-style-name="Text_20_body">
      <style:text-properties officeooo:rsid="000817df" officeooo:paragraph-rsid="000817df"/>
    </style:style>
    <style:style style:name="P3" style:family="paragraph" style:parent-style-name="Text_20_body">
      <style:text-properties fo:font-style="normal" officeooo:rsid="000a1775" officeooo:paragraph-rsid="000a1775" style:font-style-asian="normal" style:font-style-complex="normal"/>
    </style:style>
    <style:style style:name="P4" style:family="paragraph" style:parent-style-name="Title">
      <style:text-properties officeooo:rsid="000817df" officeooo:paragraph-rsid="000817d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ip y entornos virtuales</text:p>
      <text:h text:style-name="Heading_20_1" text:outline-level="1">Extensiones en vscdode</text:h>
      <text:p text:style-name="P2">La principal, es Python. Luego si se utiliza wsl en windows, se deberia instalar la extension WSL</text:p>
      <text:h text:style-name="P1" text:outline-level="1">Agregar un repositorio a un proyecto</text:h>
      <text:p text:style-name="P2">Primero crear el repositorio en la pagita de github, luego copiar la direccion para enlazar el repositorio con el proyecto local.</text:p>
      <text:p text:style-name="P2">En la consola corremos<text:line-break/><text:tab/><text:span text:style-name="T1">git init<text:line-break/></text:span><text:span text:style-name="T2">Que inicializara una carpeta de git en forma local.</text:span></text:p>
      <text:p text:style-name="P2"><text:span text:style-name="T2">Luego corremos el comando que copiamos de la pagina de git para enlazar el proyecto<text:line-break/><text:tab/></text:span><text:span text:style-name="T1">git add remote ….</text:span></text:p>
      <text:p text:style-name="P3">Para corrobar que se haya enlzado podemos utilizar el siguiente comando<text:line-break/><text:span text:style-name="T1"><text:tab/>git remote -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0:03:48.525774374</meta:creation-date>
    <dc:date>2023-04-03T10:16:18.097459745</dc:date>
    <meta:editing-duration>PT1M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8" meta:word-count="99" meta:character-count="580" meta:non-whitespace-character-count="486"/>
  </office:meta>
</office:document-meta>
</file>